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5pt" fo:font-weight="normal" officeooo:rsid="005f31ad" officeooo:paragraph-rsid="005f31ad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" style:family="paragraph" style:parent-style-name="Standard">
      <style:text-properties style:text-position="0% 100%" style:font-name="Liberation Serif1" fo:font-size="15pt" fo:font-weight="normal" officeooo:rsid="005f31ad" officeooo:paragraph-rsid="006019e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" style:family="paragraph" style:parent-style-name="Standard">
      <style:text-properties style:text-position="0% 100%" style:font-name="Liberation Serif1" fo:font-size="15pt" fo:font-weight="normal" officeooo:rsid="00611fb6" officeooo:paragraph-rsid="00611fb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" style:family="paragraph" style:parent-style-name="Standard">
      <style:text-properties style:text-position="0% 100%" style:font-name="Liberation Serif1" fo:font-size="15pt" fo:font-weight="normal" officeooo:rsid="00630e66" officeooo:paragraph-rsid="00630e6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" style:family="paragraph" style:parent-style-name="Standard">
      <style:text-properties style:text-position="0% 100%" style:font-name="Liberation Serif1" fo:font-size="15pt" fo:font-weight="normal" officeooo:rsid="00647229" officeooo:paragraph-rsid="00647229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6" style:family="paragraph" style:parent-style-name="Standard">
      <style:text-properties style:text-position="0% 100%" style:font-name="Liberation Serif1" fo:font-size="15pt" fo:font-weight="normal" officeooo:rsid="0065f815" officeooo:paragraph-rsid="0065f815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T1" style:family="text">
      <style:text-properties officeooo:rsid="006019e6"/>
    </style:style>
    <style:style style:name="T2" style:family="text">
      <style:text-properties officeooo:rsid="00611fb6"/>
    </style:style>
    <style:style style:name="T3" style:family="text">
      <style:text-properties officeooo:rsid="00630e66"/>
    </style:style>
    <style:style style:name="T4" style:family="text">
      <style:text-properties officeooo:rsid="006472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Octave search path</text:p>
      <text:p text:style-name="P2">&gt;&gt;<text:span text:style-name="T1">addpath('/home/husain/Dropbox/ML/Week2')</text:span></text:p>
      <text:p text:style-name="P2"/>
      <text:p text:style-name="P2">%<text:span text:style-name="T2">define function in a file with 'function_name.m'</text:span></text:p>
      <text:p text:style-name="P2">%<text:span text:style-name="T2">within file: eg multiply.m</text:span></text:p>
      <text:p text:style-name="P3">function y=multiply(a,b)</text:p>
      <text:p text:style-name="P3"/>
      <text:p text:style-name="P3">y=a*b;</text:p>
      <text:p text:style-name="P3">%y is the returned value, a and b are arguments</text:p>
      <text:p text:style-name="P3">%<text:span text:style-name="T3">within octave after changing to directory having function file. Or addpath: </text:span></text:p>
      <text:p text:style-name="P4">&gt;&gt;multiply(5,3)</text:p>
      <text:p text:style-name="P4">ans=15</text:p>
      <text:p text:style-name="P4"/>
      <text:p text:style-name="P4">%<text:span text:style-name="T4">octave can also return multiple values</text:span></text:p>
      <text:p text:style-name="P5">function [y1,y2] = sqandcube(x)</text:p>
      <text:p text:style-name="P5"/>
      <text:p text:style-name="P5">y1=x^2;</text:p>
      <text:p text:style-name="P5">y2=x^3;</text:p>
      <text:p text:style-name="P5"/>
      <text:p text:style-name="P6">&gt;&gt; [a,b]=sqandcube(4)</text:p>
      <text:p text:style-name="P6">a = <text:s/>16</text:p>
      <text:p text:style-name="P6">b = <text:s/>6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5.0.5.2$Linux_X86_64 LibreOffice_project/00m0$Build-2</meta:generator>
    <dc:date>2016-06-16T23:21:34.996863825</dc:date>
    <meta:editing-duration>PT7H19M12S</meta:editing-duration>
    <meta:editing-cycles>82</meta:editing-cycles>
    <meta:document-statistic meta:table-count="0" meta:image-count="0" meta:object-count="0" meta:page-count="1" meta:paragraph-count="17" meta:word-count="61" meta:character-count="431" meta:non-whitespace-character-count="384"/>
  </office:meta>
</office:document-meta>
</file>